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rl"/>
    </style:style>
    <style:style style:name="ce6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FFFFFF"/>
    </style:style>
    <style:style style:name="ce10" style:family="table-cell" style:parent-style-name="Default" style:data-style-name="N0">
      <style:table-cell-properties style:vertical-align="middle" fo:background-color="#FFFFFF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#ED7D31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ED7D31" style:repeat-content="false"/>
      <style:paragraph-properties fo:text-align="center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4.61433333333333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6.5405cm"/>
    </style:style>
    <style:style style:name="co8" style:family="table-column">
      <style:table-column-properties fo:break-before="auto" style:column-width="5.56683333333333cm"/>
    </style:style>
    <style:style style:name="co9" style:family="table-column">
      <style:table-column-properties fo:break-before="auto" style:column-width="4.78366666666667cm"/>
    </style:style>
    <style:style style:name="co10" style:family="table-column">
      <style:table-column-properties fo:break-before="auto" style:column-width="4.5085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10.4pt" style:use-optimal-row-height="true" fo:break-before="auto"/>
    </style:style>
    <style:style style:name="ro3" style:family="table-row">
      <style:table-row-properties style:row-height="138.6pt" style:use-optimal-row-height="false" fo:break-before="auto"/>
    </style:style>
    <style:style style:name="ro4" style:family="table-row">
      <style:table-row-properties style:row-height="143.4pt" style:use-optimal-row-height="false" fo:break-before="auto"/>
    </style:style>
    <style:style style:name="ro5" style:family="table-row">
      <style:table-row-properties style:row-height="172.2pt" style:use-optimal-row-height="false" fo:break-before="auto"/>
    </style:style>
    <style:style style:name="ro6" style:family="table-row">
      <style:table-row-properties style:row-height="222.6pt" style:use-optimal-row-height="false" fo:break-before="auto"/>
    </style:style>
    <style:style style:name="ro7" style:family="table-row">
      <style:table-row-properties style:row-height="234pt" style:use-optimal-row-height="false" fo:break-before="auto"/>
    </style:style>
    <style:style style:name="ro8" style:family="table-row">
      <style:table-row-properties style:row-height="219pt" style:use-optimal-row-height="false" fo:break-before="auto"/>
    </style:style>
    <style:style style:name="ro9" style:family="table-row">
      <style:table-row-properties style:row-height="159pt" style:use-optimal-row-height="false" fo:break-before="auto"/>
    </style:style>
    <style:style style:name="ro10" style:family="table-row">
      <style:table-row-properties style:row-height="126.6pt" style:use-optimal-row-height="false" fo:break-before="auto"/>
    </style:style>
    <style:style style:name="ro11" style:family="table-row">
      <style:table-row-properties style:row-height="171.6pt" style:use-optimal-row-height="false" fo:break-before="auto"/>
    </style:style>
    <style:style style:name="ro12" style:family="table-row">
      <style:table-row-properties style:row-height="157.8pt" style:use-optimal-row-height="false" fo:break-before="auto"/>
    </style:style>
    <style:style style:name="ro13" style:family="table-row">
      <style:table-row-properties style:row-height="175.2pt" style:use-optimal-row-height="false" fo:break-before="auto"/>
    </style:style>
    <style:style style:name="ro14" style:family="table-row">
      <style:table-row-properties style:row-height="163.2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ro16" style:family="table-row">
      <style:table-row-properties style:row-height="167.4pt" style:use-optimal-row-height="false" fo:break-before="auto"/>
    </style:style>
    <style:style style:name="ro17" style:family="table-row">
      <style:table-row-properties style:row-height="174pt" style:use-optimal-row-height="false" fo:break-before="auto"/>
    </style:style>
    <style:style style:name="ro18" style:family="table-row">
      <style:table-row-properties style:row-height="18.6pt" style:use-optimal-row-height="false" fo:break-before="auto"/>
    </style:style>
    <style:style style:name="ro19" style:family="table-row">
      <style:table-row-properties style:row-height="162.6pt" style:use-optimal-row-height="false" fo:break-before="auto"/>
    </style:style>
    <style:style style:name="ro20" style:family="table-row">
      <style:table-row-properties style:row-height="19.8pt" style:use-optimal-row-height="false" fo:break-before="auto"/>
    </style:style>
    <style:style style:name="ro21" style:family="table-row">
      <style:table-row-properties style:row-height="124.2pt" style:use-optimal-row-height="false" fo:break-before="auto"/>
    </style:style>
    <style:style style:name="ro22" style:family="table-row">
      <style:table-row-properties style:row-height="15pt" style:use-optimal-row-height="false" fo:break-before="auto"/>
    </style:style>
    <style:style style:name="ro23" style:family="table-row">
      <style:table-row-properties style:row-height="162pt" style:use-optimal-row-height="false" fo:break-before="auto"/>
    </style:style>
    <style:style style:name="ro24" style:family="table-row">
      <style:table-row-properties style:row-height="168pt" style:use-optimal-row-height="false" fo:break-before="auto"/>
    </style:style>
    <style:style style:name="ro25" style:family="table-row">
      <style:table-row-properties style:row-height="25.2pt" style:use-optimal-row-height="false" fo:break-before="auto"/>
    </style:style>
    <style:style style:name="ro26" style:family="table-row">
      <style:table-row-properties style:row-height="193.8pt" style:use-optimal-row-height="false" fo:break-before="auto"/>
    </style:style>
    <style:style style:name="ro27" style:family="table-row">
      <style:table-row-properties style:row-height="208.8pt" style:use-optimal-row-height="false" fo:break-before="auto"/>
    </style:style>
    <style:style style:name="ro28" style:family="table-row">
      <style:table-row-properties style:row-height="155.4pt" style:use-optimal-row-height="false" fo:break-before="auto"/>
    </style:style>
    <style:style style:name="ro29" style:family="table-row">
      <style:table-row-properties style:row-height="135.6pt" style:use-optimal-row-height="false" fo:break-before="auto"/>
    </style:style>
    <style:style style:name="ro30" style:family="table-row">
      <style:table-row-properties style:row-height="144.6pt" style:use-optimal-row-height="false" fo:break-before="auto"/>
    </style:style>
    <style:style style:name="ro31" style:family="table-row">
      <style:table-row-properties style:row-height="145.2pt" style:use-optimal-row-height="false" fo:break-before="auto"/>
    </style:style>
    <style:style style:name="ro3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גיליון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table:style-name="ce2"/>
          <table:table-cell office:value-type="string" table:style-name="ce2">
            <text:p>מספר טסט</text:p>
          </table:table-cell>
          <table:table-cell office:value-type="string" table:style-name="ce2">
            <text:p>זיהוי בדיקה</text:p>
          </table:table-cell>
          <table:table-cell office:value-type="string" table:style-name="ce2">
            <text:p>מטרה</text:p>
          </table:table-cell>
          <table:table-cell office:value-type="string" table:style-name="ce2">
            <text:p>בודק</text:p>
          </table:table-cell>
          <table:table-cell office:value-type="string" table:style-name="ce2">
            <text:p>תנאים</text:p>
          </table:table-cell>
          <table:table-cell office:value-type="string" table:style-name="ce2">
            <text:p>תיאור צעדים</text:p>
          </table:table-cell>
          <table:table-cell office:value-type="string" table:style-name="ce2">
            <text:p>תוצאה צפויה</text:p>
          </table:table-cell>
          <table:table-cell office:value-type="string" table:style-name="ce2">
            <text:p>עבור\נכשל</text:p>
          </table:table-cell>
          <table:table-cell office:value-type="string" table:style-name="ce2">
            <text:p>מספר תקלה</text:p>
          </table:table-cell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3">
            <text:p>סיפור לקוח: הזמנת כרטיסים למשחקי ליגה 'קרובים'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ת קבלת מספר הזמנה וכרטיס ברקוד למייל לאחר קניית כרטיס</text:p>
          </table:table-cell>
          <table:table-cell office:value-type="string" table:style-name="ce4">
            <text:p>לבדוק שהלקוח מקבל מספר הזמנה וכרטיס לאחר התשלום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פתח את המייל ובדוק האם קיבלת את הכרטיס ואת מספר ההזמנה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קבלת כרטיס ומספר הזמנה למייל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3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בדיקת שמושב מסומן לאחר בחירתו ולא ניתן לרכישה ע"י אחרים.</text:p>
          </table:table-cell>
          <table:table-cell office:value-type="string" table:style-name="ce4">
            <text:p>לבדוק שאין כפל הזמנות עבור אותו מושב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חזור לתרשים אולם ובדוק שלא ניתן לרכוש את המושב המוזמן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המושב שהוזמן מסומן באפור ואינו ניתן לרכיש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סיפור לקוח: הזמנת כרטיסים למשחקי ליגה 'באים'</text:p>
          </table:table-cell>
          <table:covered-table-cell table:number-columns-repeated="9"/>
          <table:table-cell table:number-columns-repeated="16374"/>
        </table:table-row>
        <table:table-row table:style-name="ro4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ת קבלת מספר הזמנה וכרטיס ברקוד למייל לאחר קניית כרטיס</text:p>
          </table:table-cell>
          <table:table-cell office:value-type="string" table:style-name="ce4">
            <text:p>לבדוק שהלקוח מקבל מספר הזמנה וכרטיס לאחר התשלום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פתח את המייל ובדוק האם קיבלת את הכרטיס ואת מספר ההזמנה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קבלת כרטיס ומספר הזמנה למייל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5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בדיקת שמושב מסומן לאחר בחירתו ולא ניתן לרכישה ע"י אחרים.</text:p>
          </table:table-cell>
          <table:table-cell office:value-type="string" table:style-name="ce4">
            <text:p>לבדוק שאין כפל הזמנות עבור אותו מושב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חזור לתרשים אולם ובדוק שלא ניתן לרכוש את המושב המוזמן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המושב שהוזמן מסומן באפור ואינו ניתן לרכיש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9" table:number-rows-spanned="1" table:style-name="ce14">
            <text:p>סיפור לקוח: הזמנת כרטיסים למשחקי יורוליג 'באים'</text:p>
          </table:table-cell>
          <table:covered-table-cell table:number-columns-repeated="8"/>
          <table:table-cell table:style-name="ce6"/>
          <table:table-cell table:number-columns-repeated="16374"/>
        </table:table-row>
        <table:table-row table:style-name="ro6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ת קבלת מספר הזמנה וכרטיס ברקוד למייל לאחר קניית כרטיס</text:p>
          </table:table-cell>
          <table:table-cell office:value-type="string" table:style-name="ce4">
            <text:p>לבדוק שהלקוח מקבל מספר הזמנה וכרטיס לאחר התשלום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פתח את המייל ובדוק האם קיבלת את הכרטיס ואת מספר ההזמנה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קבלת כרטיס ומספר הזמנה למייל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7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בדיקת שמושב מסומן לאחר בחירתו ולא ניתן לרכישה ע"י אחרים.</text:p>
          </table:table-cell>
          <table:table-cell office:value-type="string" table:style-name="ce4">
            <text:p>לבדוק שאין כפל הזמנות עבור אותו מושב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חזור לתרשים אולם ובדוק שלא ניתן לרכוש את המושב המוזמן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המושב שהוזמן מסומן באפור ואינו ניתן לרכיש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9" table:number-rows-spanned="1" table:style-name="ce14">
            <text:p>סיפור לקוח: הזמנת כרטיסים למשחקי יורוליג 'קרובים'</text:p>
          </table:table-cell>
          <table:covered-table-cell table:number-columns-repeated="8"/>
          <table:table-cell table:style-name="ce6"/>
          <table:table-cell table:number-columns-repeated="16374"/>
        </table:table-row>
        <table:table-row table:style-name="ro8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ת קבלת מספר הזמנה וכרטיס ברקוד למייל לאחר קניית כרטיס</text:p>
          </table:table-cell>
          <table:table-cell office:value-type="string" table:style-name="ce4">
            <text:p>לבדוק שהלקוח מקבל מספר הזמנה וכרטיס לאחר התשלום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פתח את המייל ובדוק האם קיבלת את הכרטיס ואת מספר ההזמנה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קבלת כרטיס ומספר הזמנה למייל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9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4">
            <text:p>בדיקת שמושב מסומן לאחר בחירתו ולא ניתן לרכישה ע"י אחרים.</text:p>
          </table:table-cell>
          <table:table-cell office:value-type="string" table:style-name="ce4">
            <text:p>לבדוק שאין כפל הזמנות עבור אותו מושב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מובייל אנדרואיד וכרטיס אשראי</text:p>
          </table:table-cell>
          <table:table-cell office:value-type="string" table:style-name="ce5">
            <text:p><text:s/>1) כנס לאתר מכבי תל אביב כדורסל.</text:p>
            <text:p>2) לחץ על 'כרטיסים'.</text:p>
            <text:p>3) לחץ על משחק רצוי.</text:p>
            <text:p>4) בחר מושב.</text:p>
            <text:p>5) הזן את הפרטים הנדרשים ושלם.</text:p>
            <text:p>6) חזור לתרשים אולם ובדוק שלא ניתן לרכוש את המושב המוזמן.</text:p>
          </table:table-cell>
          <table:table-cell office:value-type="string" table:style-name="ce5">
            <text:p>1) אתר מכבי תל אביב בכדורסל נפתח.</text:p>
            <text:p>2) הצגת מופעים רלוונטים לרכישה.</text:p>
            <text:p>3) תרשים אולם נפתח.</text:p>
            <text:p>4) מושב נבחר ומסומן באדום.</text:p>
            <text:p>5) הזנת כל השדות ותשלום.</text:p>
            <text:p>6) המושב שהוזמן מסומן באפור ואינו ניתן לרכיש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סיפור לקוח: הוספת פריטי ביגוד למועדפים</text:p>
          </table:table-cell>
          <table:covered-table-cell table:number-columns-repeated="9"/>
          <table:table-cell table:number-columns-repeated="16374" table:style-name="ce7"/>
        </table:table-row>
        <table:table-row table:style-name="ro10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ת הוספת פריט ביגוד למועדפים</text:p>
          </table:table-cell>
          <table:table-cell office:value-type="string" table:style-name="ce8">
            <text:p>בדיקה שהלקוח יכול לגשת לפרטים שאהב תוך שימוש בקיצור דרך מועדפים</text:p>
          </table:table-cell>
          <table:table-cell office:value-type="string" table:style-name="ce3">
            <text:p>תומר</text:p>
          </table:table-cell>
          <table:table-cell office:value-type="string" table:style-name="ce3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.<text:s/></text:p>
            <text:p>5) הוספת מוצר למועדפים.</text:p>
            <text:p>6) בדיקה שהמוצר אכן התווסף לרשימת המועדפים תוך לחיצת על אייקון לב שבצד שמאל למעלה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דף מוצר נפתח.</text:p>
            <text:p>5) המוצר נוסף למועדפים בהצלחה.</text:p>
            <text:p>6) פתיחת רשימת המועדפים מציגה את המוצר שנבחר.</text:p>
          </table:table-cell>
          <table:table-cell office:value-type="string" table:style-name="ce3">
            <text:p>failed</text:p>
          </table:table-cell>
          <table:table-cell office:value-type="float" office:value="1999" table:style-name="ce3">
            <text:p>1999</text:p>
          </table:table-cell>
          <table:table-cell table:number-columns-repeated="16374"/>
        </table:table-row>
        <table:table-row table:style-name="ro1">
          <table:table-cell office:value-type="string" table:number-columns-spanned="9" table:number-rows-spanned="1" table:style-name="ce14">
            <text:p>סיפור לקוח: בחירת מידת מוצרי ביגוד</text:p>
          </table:table-cell>
          <table:covered-table-cell table:number-columns-repeated="8"/>
          <table:table-cell table:style-name="ce6"/>
          <table:table-cell table:number-columns-repeated="16374"/>
        </table:table-row>
        <table:table-row table:style-name="ro1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לבדוק שהמערכת מאפשרת ללקוח לבחור מידת מוצר</text:p>
          </table:table-cell>
          <table:table-cell office:value-type="string" table:style-name="ce8">
            <text:p>הבטחת התאמת מוצר ללקוח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.</text:p>
            <text:p>5) בחר מידת מוצר רצויה.</text:p>
            <text:p>6) לחץ על תיבת "קנייה עכשיו" .</text:p>
            <text:p>7) מלא את השדות הנדרשים ושלם עבור המוצר באמצעות אשראי.</text:p>
            <text:p>8) בדוק בפרטי הזמנה שמופיעה מידת המוצר הרצויה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מעבר לאתר וואלה שופס לרכישה.</text:p>
            <text:p>5) מידת מוצר נבחרה.</text:p>
            <text:p>6) מעבר לקניית מוצר ותשלום.</text:p>
            <text:p>7) כל השדות מוזנים ותשלום באמצעות אשראי.</text:p>
            <text:p>8) מידת המוצר הרצויה מופיעה בפרטי הזמנ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'קנייה עכשיו' של מוצרי ביגוד עם קוד קופון</text:p>
          </table:table-cell>
          <table:covered-table-cell table:number-columns-repeated="9"/>
          <table:table-cell table:number-columns-repeated="16374" table:style-name="ce1"/>
        </table:table-row>
        <table:table-row table:style-name="ro12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חיובית שהמערכת מורידה את המחיר לאחר הזנת קוד קופון תקין על מוצרי ביגוד.</text:p>
          </table:table-cell>
          <table:table-cell office:value-type="string" table:style-name="ce8">
            <text:p>התאמות הנחה למתאימים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 באתר מכבי תל אביב כדורסל.</text:p>
            <text:p>5) לחץ על תיבת "קנייה עכשיו" באתר וואלה שופס.</text:p>
            <text:p>6) הזן את קוד הקופון הבא: 12345 ולחץ על הפעלה.</text:p>
            <text:p>7) ודא שהמחיר התעדכן וירד ב10%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מעבר לאתר וואלה שופס לרכישה.</text:p>
            <text:p>5) מעבר לקניית מוצר ותשלום.</text:p>
            <text:p>6) קוד קופון מוזן בשדה מתאים.</text:p>
            <text:p>7) מחיר התעדכן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3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8">
            <text:p>בדיקה שלילית שהמערכת מזהה קוד קופון לא חוקי על מוצרי ביגוד.</text:p>
          </table:table-cell>
          <table:table-cell office:value-type="string" table:style-name="ce8">
            <text:p>לבדוק שהמערכת נכשלת באופן תקין בהתאם לאפיונה.<text:s/>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 באתר מכבי תל אביב כדורסל.</text:p>
            <text:p>5) לחץ על תיבת "קנייה עכשיו" באתר וואלה שופס.</text:p>
            <text:p>6) הזן את קוד הקופון הבא: 123 ולחץ על הפעלה.</text:p>
            <text:p>7) ודא שהמחיר לא התעדכן וקפצה הודעת שגיאה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מעבר לאתר וואלה שופס לרכישה.</text:p>
            <text:p>5) מעבר לקניית מוצר ותשלום.</text:p>
            <text:p>6) קוד קופון מוזן בשדה מתאים.</text:p>
            <text:p>7) מחיר לא התעדכן וקפצה הודעת שגיאה מתאימ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בחירת סוג משלוח בחנות של מוצרי ביגוד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14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עדכנת את מחיר ההזמנה בהתאם לסוג המשלוח הנבחר</text:p>
          </table:table-cell>
          <table:table-cell office:value-type="string" table:style-name="ce4">
            <text:p>לבדוק שמחיר המשלוח מתעדכן בהזמנה לפי סוגו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 באתר מכבי תל אביב כדורסל.</text:p>
            <text:p>5) לחץ על תיבת "קנייה עכשיו" באתר וואלה שופס.</text:p>
            <text:p>6) בחר סוג משלוח רצוי.</text:p>
            <text:p>7) ודא שהמחיר התעדכן בהתאם לסוג המשלוח הנבחר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מעבר לאתר וואלה שופס לרכישה.</text:p>
            <text:p>5) מעבר לקניית מוצר ותשלום.</text:p>
            <text:p>6) סוג משלוח רצוי נבחר.</text:p>
            <text:p>7) המחיר התעדכן בהתאם לסוג המשלוח הרצוי שנבחר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5">
          <table:table-cell office:value-type="string" table:number-columns-spanned="10" table:number-rows-spanned="1" table:style-name="ce15">
            <text:p>סיפור לקוח: בחירת נקודת איסוף למשלוח של "משלוח לחנות קרובה אליך" של מוצרי ביגוד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16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עדכנת בפרטי ההזמנה את כתובת המשלוח שהוזנה ע"י הלקוח</text:p>
          </table:table-cell>
          <table:table-cell office:value-type="string" table:style-name="ce4">
            <text:p>לבדוק שממשק בחירת נקודת משלוח עובד באופן תקין והופעתה בפרטי ההזמנה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 באתר מכבי תל אביב כדורסל.</text:p>
            <text:p>5) לחץ על תיבת "קנייה עכשיו" באתר וואלה שופס.</text:p>
            <text:p>6) בחר בסוג "משלוח לחנות הקרובה אליך".</text:p>
            <text:p>7) והזן כתובת רלוונטית לאיסוף בשורת החיפוש.</text:p>
            <text:p>8) וודא שכתובת המשלוח לאיסוף מופיעה בפרטי ההזמנה בעת checkout.</text:p>
          </table:table-cell>
          <table:table-cell office:value-type="string" table:style-name="ce5">
            <text:p>1) אתר מכבי תל אביב בכדורסל נפתח.</text:p>
            <text:p>2) הצגת מוצרי חנות לרכישה.</text:p>
            <text:p>3) הצגת מוצרי ביגוד לרכישה.</text:p>
            <text:p>4) מעבר לאתר וואלה שופס לרכישה.</text:p>
            <text:p>5) מעבר לקניית מוצר ותשלום.</text:p>
            <text:p>6) רובריקת "משלוח לחנות קרובה אליך" נבחרה.</text:p>
            <text:p>7) כתובת רלוונטית הוזנה.</text:p>
            <text:p>8)כתובת המשלוח שנבחרה מופיעה בפרטי ההזמנה בעת checkout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5">
          <table:table-cell office:value-type="string" table:number-columns-spanned="10" table:number-rows-spanned="1" table:style-name="ce15">
            <text:p>סיפור לקוח: הוספה מוצרי ביגוד לסל קניות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17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אפשרת ללקוח להוסיף פריטים לסל קניות</text:p>
          </table:table-cell>
          <table:table-cell office:value-type="string" table:style-name="ce4">
            <text:p>לבדוק שהמערכת מאפשרת ללקוחות להוסיף מספר פריטים בהזמנה אחת אם ירצה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ודפדפן פיירפוקס ווב</text:p>
          </table:table-cell>
          <table:table-cell office:value-type="string" table:style-name="ce5">
            <text:p><text:s/>1) כנס לאתר מכבי תל אביב כדורסל.</text:p>
            <text:p>2) לחץ על 'חנות'.</text:p>
            <text:p>3) לחץ על 'ביגוד'.</text:p>
            <text:p>4) בחר מוצר ולחץ על תיבת "לחצו כאן לרכישה" באתר מכבי תל אביב כדורסל.</text:p>
            <text:p>5) לחץ על תיבת "הוספה לסל".</text:p>
            <text:p>6) לחץ על צפייה בסל.</text:p>
            <text:p>7) וודא שהמוצר התעדכן בסל הקניות.</text:p>
          </table:table-cell>
          <table:table-cell office:value-type="string" table:style-name="ce5">
            <text:p>1) אתר מכבי תל אביב בכדורסל נפתח.</text:p>
            <text:p>2) הצגת קטגוריות לרכישה.</text:p>
            <text:p>3) הצגת מוצרי ביגוד לרכישה.</text:p>
            <text:p>4) מעבר לאתר וואלה שופס לרכישה</text:p>
            <text:p>5) חלון קופץ של "המוצר התווסף לסל בהצלחה".</text:p>
            <text:p>6) דף צפייה בסל הקניות נפתח.</text:p>
            <text:p>7) פריטי סל הקניות כוללים את המוצר הנבחר להוספ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8">
          <table:table-cell office:value-type="string" table:number-columns-spanned="10" table:number-rows-spanned="1" table:style-name="ce14">
            <text:p>סיפור לקוח: log in לממשק ניהול מינוי למשתמש רשום</text:p>
          </table:table-cell>
          <table:covered-table-cell table:number-columns-repeated="9"/>
          <table:table-cell table:number-columns-repeated="2" table:style-name="ce9"/>
          <table:table-cell table:number-columns-repeated="16372"/>
        </table:table-row>
        <table:table-row table:style-name="ro19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שהמערכת מאפשרת ללקוחות רשומים להכנס לקבלת שירות</text:p>
          </table:table-cell>
          <table:table-cell office:value-type="string" table:style-name="ce8">
            <text:p>בדיקת שפיות, מטרתה להבטיח את המטרה הבסיסית ביותר שלשמה נועדה המערכת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רשום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 ולחץ על כניסה.</text:p>
            <text:p/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/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20">
          <table:table-cell office:value-type="string" table:number-columns-spanned="10" table:number-rows-spanned="1" table:style-name="ce14">
            <text:p>סיפור לקוח: log in לממשק ניהול מינוי למשתמש לא רשום</text:p>
          </table:table-cell>
          <table:covered-table-cell table:number-columns-repeated="9"/>
          <table:table-cell table:number-columns-repeated="16374" table:style-name="ce10"/>
        </table:table-row>
        <table:table-row table:style-name="ro21"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12">
            <text:p>בדיקה שלילית שהמערכת מזהה בין משתמש קיים למשתמש לא קיים</text:p>
          </table:table-cell>
          <table:table-cell office:value-type="string" table:style-name="ce12">
            <text:p>בדיקת שפיות, מטרתה לאפשר כניסה למערכת למורשים בלבד</text:p>
          </table:table-cell>
          <table:table-cell office:value-type="string" table:style-name="ce11">
            <text:p>אליאור</text:p>
          </table:table-cell>
          <table:table-cell office:value-type="string" table:style-name="ce11">
            <text:p>לקוח ודפדפן כרום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! ולחץ על כניסה.</text:p>
            <text:p/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נדחתה לדף ניהול מינוי.</text:p>
            <text:p/>
          </table:table-cell>
          <table:table-cell office:value-type="string" table:style-name="ce11">
            <text:p>passed</text:p>
          </table:table-cell>
          <table:table-cell table:style-name="ce11"/>
          <table:table-cell table:number-columns-repeated="16374" table:style-name="ce9"/>
        </table:table-row>
        <table:table-row table:style-name="ro22">
          <table:table-cell office:value-type="string" table:number-columns-spanned="10" table:number-rows-spanned="1" table:style-name="ce14">
            <text:p>סיפור לקוח: בדיקת GUI של הזנת סיסמא בעת log in דרך ממשק ניהול מינוי למשתמש רשום</text:p>
          </table:table-cell>
          <table:covered-table-cell table:number-columns-repeated="9"/>
          <table:table-cell table:number-columns-repeated="16374" table:style-name="ce9"/>
        </table:table-row>
        <table:table-row table:style-name="ro23">
          <table:table-cell table:style-name="ce11"/>
          <table:table-cell office:value-type="float" office:value="1" table:style-name="ce11">
            <text:p>1</text:p>
          </table:table-cell>
          <table:table-cell office:value-type="string" table:style-name="ce8">
            <text:p>בדיקת אבטחה שבעת הזנת הסיסמא היא מוסתרת בכוכביות.</text:p>
          </table:table-cell>
          <table:table-cell office:value-type="string" table:style-name="ce4">
            <text:p>אבטחת מידע המשתמש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</text:p>
            <text:p>4) ודא שהסיסמא מוסתרת בכוכביות</text:p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>4) סיסמא מוסתרת בכוכביות להבטחת הגנת המידע</text:p>
          </table:table-cell>
          <table:table-cell office:value-type="string" table:style-name="ce11">
            <text:p>passed</text:p>
          </table:table-cell>
          <table:table-cell table:style-name="ce11"/>
          <table:table-cell table:number-columns-repeated="16374" table:style-name="ce9"/>
        </table:table-row>
        <table:table-row table:style-name="ro1">
          <table:table-cell office:value-type="string" table:number-columns-spanned="10" table:number-rows-spanned="1" table:style-name="ce14">
            <text:p>סיפור לקוח: שליחת כרטיס למייל בממשק ניהול מינוי למשתמש רשום</text:p>
          </table:table-cell>
          <table:covered-table-cell table:number-columns-repeated="9"/>
          <table:table-cell table:number-columns-repeated="16374" table:style-name="ce1"/>
        </table:table-row>
        <table:table-row table:style-name="ro5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אפשרת לשלוח ללקוח כרטיס למשחק למייל האישי</text:p>
          </table:table-cell>
          <table:table-cell office:value-type="string" table:style-name="ce8">
            <text:p>לבדוק את אינטגרציית המערכת עם ממשק המיילים.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רשום 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 ולחץ על כניסה.</text:p>
            <text:p>4) בחר מופע רלוונטי וסמן V בתיבה.</text:p>
            <text:p>5) לחץ על שליחת כרטיס למייל איתו נרשמת.</text:p>
            <text:p>6) כנס למייל ובדוק האם קיבלת את הכרטיס.</text:p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>4) מופע רלוונטי נבחר.</text:p>
            <text:p>5) חלון קופץ של "הכרטיס נשלח בהצלחה למייל".</text:p>
            <text:p>6) בדיקה במייל מעלה כי הכרטיס נשלח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צפייה בהיסטוריית 'כרטיסים' בממשק ניהול מינוי למשתמש רשום</text:p>
          </table:table-cell>
          <table:covered-table-cell table:number-columns-repeated="9"/>
          <table:table-cell table:number-columns-repeated="16374" table:style-name="ce1"/>
        </table:table-row>
        <table:table-row table:style-name="ro24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לקוח יכול לראות את המופעים אליהם היה רשאי להכנס בעונה הנוכחית.</text:p>
          </table:table-cell>
          <table:table-cell office:value-type="string" table:style-name="ce4">
            <text:p>הצגת היסטוריית כרטיסי המינוי.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רשום 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 ולחץ על כניסה.</text:p>
            <text:p>4) לחץ על 'כרטיסים'.</text:p>
            <text:p>5) לחץ על ''היסטוריה של כרטיסים''.</text:p>
            <text:p>6) בדוק שכל המופעים אליהם מספר המינוי היה רשאי להכנס בעונה הנוכחית (ראה קובץ מצורף במייל) מופיעים בטבלה.</text:p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>4) דף 'כרטיסים' נפתח.</text:p>
            <text:p>5) מופיעה טבלה.</text:p>
            <text:p>6) בדיקה קפדנית של רשומות הטבלה מעלה כי יש התאמה מלאה בין המופעים שנרכשו ע"י המינוי לעונה הנוכחית לערכי טבלה.</text:p>
          </table:table-cell>
          <table:table-cell office:value-type="string" table:style-name="ce3">
            <text:p>failed</text:p>
          </table:table-cell>
          <table:table-cell office:value-type="float" office:value="3005" table:style-name="ce3">
            <text:p>3005</text:p>
          </table:table-cell>
          <table:table-cell table:number-columns-repeated="16374" table:style-name="ce1"/>
        </table:table-row>
        <table:table-row table:style-name="ro25">
          <table:table-cell office:value-type="string" table:number-columns-spanned="10" table:number-rows-spanned="1" table:style-name="ce14">
            <text:p>סיפור לקוח: צפייה בכרטיסי המינוי שנשארו עד סוף העונה בממשק ניהול מינוי למשתמש רשום</text:p>
          </table:table-cell>
          <table:covered-table-cell table:number-columns-repeated="9"/>
          <table:table-cell table:number-columns-repeated="16374" table:style-name="ce1"/>
        </table:table-row>
        <table:table-row table:style-name="ro26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שהלקוח יכול לצפות במופעים אליהם יהיה רשאי להכנס בעונה הנוכחית</text:p>
          </table:table-cell>
          <table:table-cell office:value-type="string" table:style-name="ce4">
            <text:p>הבטחת הצגת כרטיסי המינוי ללקוח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רשום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הזן מספר לקוח המצויין במינוי פלסטיק: 12345</text:p>
            <text:p>הזן סיסמא: 1234567! ולחץ על כניסה.</text:p>
            <text:p>4) לחץ על 'מינויים'.</text:p>
            <text:p>5) סמן V בתיבה של המינוי הנבחר.</text:p>
            <text:p>6) לחץ על "הצג כרטיסים".</text:p>
            <text:p>7) בדוק שכל המופעים אליהם מספר המינוי יהיה רשאי להכנס בעונה הנוכחית (ראה קובץ מצורף במייל) מופיעים בטבלה כולל תאריך מופע ושעת מופע</text:p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>4) דף 'מינויים' נפתח.</text:p>
            <text:p>5) המינוי הנבחר סומן בתיבה שמימין.</text:p>
            <text:p>6) מופיעה טבלת כרטיסים.</text:p>
            <text:p>7)בדיקה קפדנית של רשומות הטבלה מעלה כי יש התאמה מלאה בין המופעים שנותרו למינוי לעונה הנוכחית לערכי טבלה ומופיעה שעתם ותאריכם בהתאמה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אפשרות חידוש מינוי דרך ממשק ניהול מינוי למשתמש רשום</text:p>
          </table:table-cell>
          <table:covered-table-cell table:number-columns-repeated="9"/>
          <table:table-cell table:number-columns-repeated="16374" table:style-name="ce1"/>
        </table:table-row>
        <table:table-row table:style-name="ro27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שחבר יכול לחדש את מינויו לעונה הבאה</text:p>
          </table:table-cell>
          <table:table-cell office:value-type="string" table:style-name="ce4">
            <text:p>לבדוק את תקינות פונקציונאליות ממשק חידוש מינוי</text:p>
          </table:table-cell>
          <table:table-cell office:value-type="string" table:style-name="ce3">
            <text:p>תומר</text:p>
          </table:table-cell>
          <table:table-cell office:value-type="string" table:style-name="ce4">
            <text:p>לקוח , כרטיס מינוי ודפדפן כרום ווב</text:p>
          </table:table-cell>
          <table:table-cell office:value-type="string" table:style-name="ce5">
            <text:p><text:s/>1) כנס לאתר מכבי תל אביב כדורסל.</text:p>
            <text:p>2) לחץ על 'ניהול מינוי'.</text:p>
            <text:p>3) הזן מספר לקוח המצויין במינוי פלסטיק: 12345</text:p>
            <text:p>הזן סיסמא: 1234567! ולחץ על כניסה.</text:p>
            <text:p>4) לחץ על 'מינויים'.</text:p>
            <text:p>5) סמן V בתיבה של המינוי הנבחר.</text:p>
            <text:p>6) לחץ על 'חידוש' בצד שמאל למעלה.</text:p>
            <text:p>7) הכנס ערכים מתאימים וחוקיים לכל השדות ולחץ על אישור חידוש מינוי.</text:p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פרטי משתמש הוכנסו וכניסה לדף ניהול מינוי.</text:p>
            <text:p>4) דף 'מינויים' נפתח.</text:p>
            <text:p>5) המינוי הנבחר סומן בתיבה שמימין.</text:p>
            <text:p>6) מעבר לדף חידוש מינוי.</text:p>
            <text:p>7) חידוש מינוי אושר והודעה מתאימה נשלחה באמצעות ס.מ.ס וEmail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sign up ללקוח חדש דרך ממשק ניהול מינוי ובחירה באופציה "צור איתי קשר למבצעים ועדכונים"</text:p>
          </table:table-cell>
          <table:covered-table-cell table:number-columns-repeated="9"/>
          <table:table-cell table:number-columns-repeated="16374" table:style-name="ce1"/>
        </table:table-row>
        <table:table-row table:style-name="ro28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שהמערכת מעבירה לקוח חדש שנרשם ובחר באופציה שיווקית לdatabase של הלידים.</text:p>
          </table:table-cell>
          <table:table-cell office:value-type="string" table:style-name="ce4">
            <text:p>הבטחת תקינות זרימת הנתונים מהמערכת לdatabase של הלידים</text:p>
          </table:table-cell>
          <table:table-cell office:value-type="string" table:style-name="ce3">
            <text:p>תומר</text:p>
          </table:table-cell>
          <table:table-cell office:value-type="string" table:style-name="ce3">
            <text:p>לקוח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לחץ על הצטרף עכשיו.</text:p>
            <text:p>4) הזן את כל הפרטים הנדרשים , בחר בהעדפה "צור איתי קשר" והרשם.</text:p>
            <text:p>5) בדוק בdatabase של הלידים האם הלקוח מופיע שם עם כל פרטיו.</text:p>
            <text:p/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מעבר לדף מילוי פרטים.</text:p>
            <text:p>4) הרשמה בוצעה בהצלחה.</text:p>
            <text:p>5) הלקוח עם כל פרטיו מופיע בdatabase של הלידים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sign up ללקוח חדש דרך ממשק ניהול מינוי ובחירה באופציה " <text:s/>אל תיצור איתי קשר למבצעים ועדכונים"</text:p>
          </table:table-cell>
          <table:covered-table-cell table:number-columns-repeated="9"/>
          <table:table-cell table:number-columns-repeated="2" table:style-name="ce10"/>
          <table:table-cell table:number-columns-repeated="16372"/>
        </table:table-row>
        <table:table-row table:style-name="ro29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8">
            <text:p>בדיקה שהמערכת לא מעבירה לקוח חדש שנרשם ולא בחר באופציה שיווקית לdatabase של הלידים.</text:p>
          </table:table-cell>
          <table:table-cell office:value-type="string" table:style-name="ce4">
            <text:p>הבטחת התאמת השירות ללקוח</text:p>
          </table:table-cell>
          <table:table-cell office:value-type="string" table:style-name="ce3">
            <text:p>תומר</text:p>
          </table:table-cell>
          <table:table-cell office:value-type="string" table:style-name="ce3">
            <text:p>לקוח ודפדפן כרום ווב</text:p>
          </table:table-cell>
          <table:table-cell office:value-type="string" table:style-name="ce5">
            <text:p><text:s/>1) כנס לאתר מכבי תל אביב כדורסל.</text:p>
            <text:p>2) לחץ על ''ניהול מינוי''.</text:p>
            <text:p>3) לחץ על הצטרף עכשיו.</text:p>
            <text:p>4) הזן את כל הפרטים הנדרשים , בחר בהעדפה " אל תיצור איתי קשר" והרשם.</text:p>
            <text:p>5) בדוק בdatabase של הלידים האם הלקוח מופיע שם עם כל פרטיו.</text:p>
            <text:p/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מעבר לדף מילוי פרטים.</text:p>
            <text:p>4) הרשמה בוצעה בהצלחה.</text:p>
            <text:p>5) פרטי הלקוח לא מופיעים בdatabase של הלידים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שליחת מייל ליצירה ואימות סיסמא בעת sign up לממשק ניהול מינוי</text:p>
          </table:table-cell>
          <table:covered-table-cell table:number-columns-repeated="9"/>
          <table:table-cell table:number-columns-repeated="16374" table:style-name="ce1"/>
        </table:table-row>
        <table:table-row table:style-name="ro30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אפשרת לשלוח ללקוח מייל ליצירה ואימות סיסמא</text:p>
          </table:table-cell>
          <table:table-cell office:value-type="string" table:style-name="ce8">
            <text:p>לבדוק את אינטגרציית המערכת עם ממשק המיילים.</text:p>
          </table:table-cell>
          <table:table-cell office:value-type="string" table:style-name="ce3">
            <text:p>תומר</text:p>
          </table:table-cell>
          <table:table-cell office:value-type="string" table:style-name="ce3">
            <text:p>לקוח ודפדפן כרום ווב</text:p>
          </table:table-cell>
          <table:table-cell office:value-type="string" table:style-name="ce5">
            <text:p><text:s/>1) כנס לאתר מכבי תל אביב כדורסל.</text:p>
            <text:p>2) לחץ על 'ניהול מינוי'.</text:p>
            <text:p>3) לחץ על הצטרף עכשיו.</text:p>
            <text:p>4) הזן את כל הפרטים הנדרשים בצורה חוקית והרשם.</text:p>
            <text:p>5) פתח את האימייל האישי וחפש מייל מאתר ממכבי תל אביב כדורסל ליצירת ואימות סיסמא</text:p>
            <text:p/>
            <text:p/>
          </table:table-cell>
          <table:table-cell office:value-type="string" table:style-name="ce5">
            <text:p>1) אתר מכבי תל אביב בכדורסל נפתח.</text:p>
            <text:p>2) מעבר לדף ניהול מינוי.</text:p>
            <text:p>3) מעבר לדף מילוי פרטים.</text:p>
            <text:p>4) הרשמה בוצעה בהצלחה.</text:p>
            <text:p>5) התקבל מייל חדש ממכבי תל אביב כדורסל ליצרת ואימות סיסמא</text:p>
          </table:table-cell>
          <table:table-cell office:value-type="string" table:style-name="ce3">
            <text:p>failed</text:p>
          </table:table-cell>
          <table:table-cell office:value-type="float" office:value="9988" table:style-name="ce3">
            <text:p>998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יצירת קשר בווסטאפ<text:s/></text:p>
          </table:table-cell>
          <table:covered-table-cell table:number-columns-repeated="9"/>
          <table:table-cell table:number-columns-repeated="16374" table:style-name="ce1"/>
        </table:table-row>
        <table:table-row table:style-name="ro3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אפשרת ללקוח ליצור קשר עם נותן השירות בווטסאפ</text:p>
          </table:table-cell>
          <table:table-cell office:value-type="string" table:style-name="ce4">
            <text:p>לבדוק את אינטגרציית המערכת עם ממשק ווטסאפ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, חשבון ווטסאפ ודפדפן כרום ווב</text:p>
          </table:table-cell>
          <table:table-cell office:value-type="string" table:style-name="ce5">
            <text:p><text:s/>1) כנס לאתר מכבי תל אביב כדורסל.</text:p>
            <text:p>2) לחץ על האייקון הכחול מצד ימין למטה שלצידו רשום ''דברו איתנו''.</text:p>
            <text:p>3) לחץ על ווטסאפ.</text:p>
            <text:p>4) לחץ על 'להמשיך לצ'אט'.</text:p>
            <text:p/>
            <text:p/>
          </table:table-cell>
          <table:table-cell office:value-type="string" table:style-name="ce5">
            <text:p>1) אתר מכבי תל אביב בכדורסל נפתח.</text:p>
            <text:p>2) מופיעות אפשרויות יצירת קשר.</text:p>
            <text:p>3) מעבר לדף ווטסאפ.</text:p>
            <text:p>4) צ'אט הווטסאפ שלך נפתח עם החשבון העסקי של מכבי תל אביב בכדורסל.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number-columns-spanned="10" table:number-rows-spanned="1" table:style-name="ce14">
            <text:p>סיפור לקוח: יצירת קשר דרך פייסבוק מסנג'ר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4">
            <text:p>בדיקה שהמערכת מאפשרת ללקוח ליצור קשר עם קבוצת מכבי תל אביב בכדורסל בפייסבוק מסנג'ר.</text:p>
          </table:table-cell>
          <table:table-cell office:value-type="string" table:style-name="ce4">
            <text:p>לבדוק את אינטגרציית המערכת עם ממשק פייסבוק מסנג'ר</text:p>
          </table:table-cell>
          <table:table-cell office:value-type="string" table:style-name="ce3">
            <text:p>אליאור</text:p>
          </table:table-cell>
          <table:table-cell office:value-type="string" table:style-name="ce4">
            <text:p>לקוח , חשבון פייסבוק מסנג'ר ודפדפן כרום ווב</text:p>
          </table:table-cell>
          <table:table-cell office:value-type="string" table:style-name="ce5">
            <text:p><text:s/>1) כנס לאתר מכבי תל אביב כדורסל.</text:p>
            <text:p>2) לחץ על האייקון הכחול מצד ימין למטה שלצידו רשום ''דברו איתנו''.</text:p>
            <text:p>3) לחץ על מסנג'ר.</text:p>
            <text:p>4) ודא כי נפתחה תיבת טקסט להזנת תווים ושליחת הודעה לכתובת הרצויה.</text:p>
            <text:p/>
          </table:table-cell>
          <table:table-cell office:value-type="string" table:style-name="ce5">
            <text:p>1) אתר מכבי תל אביב בכדורסל נפתח.</text:p>
            <text:p>2) מופיעות אפשרויות יצירת קשר.</text:p>
            <text:p>3) חלון צף של פייסבוק מסנג'ר מופיע על גבי המסך.</text:p>
            <text:p>4) נפתחה תיבת טקסט להזנת תווים ושליחת הודעה לכתובת הרצויה.<text:s/></text:p>
          </table:table-cell>
          <table:table-cell office:value-type="string" table:style-name="ce3">
            <text:p>passed</text:p>
          </table:table-cell>
          <table:table-cell table:style-name="ce3"/>
          <table:table-cell table:number-columns-repeated="16374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1048512" table:style-name="ro3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931</meta:generator>
    <meta:initial-creator>agasi agasi</meta:initial-creator>
    <dc:creator>דוד אוזן</dc:creator>
    <meta:creation-date>2022-02-12T18:07:30Z</meta:creation-date>
    <dc:date>2022-03-30T21:22:07Z</dc:date>
    <meta:user-defined meta:name="AppVersion">16.0300</meta:user-defined>
  </office:meta>
</office:document-meta>
</file>